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85cm"/>
    </style:style>
    <style:style style:name="gr2" style:family="graphic" style:parent-style-name="standard">
      <style:graphic-properties svg:stroke-color="#0000cc" draw:fill="solid" draw:fill-color="#ffffff" draw:textarea-horizontal-align="justify" draw:textarea-vertical-align="middle" draw:auto-grow-height="false" fo:min-height="8.45cm" fo:min-width="4.2cm"/>
    </style:style>
    <style:style style:name="gr3" style:family="graphic" style:parent-style-name="standard">
      <style:graphic-properties draw:stroke="none" svg:stroke-color="#000000" draw:fill="none" draw:fill-color="#ffffff" fo:min-height="1.65cm"/>
    </style:style>
    <style:style style:name="gr4" style:family="graphic" style:parent-style-name="standard">
      <style:graphic-properties draw:textarea-horizontal-align="justify" draw:textarea-vertical-align="middle" draw:auto-grow-height="false" fo:min-height="0.55cm" fo:min-width="2.5cm"/>
    </style:style>
    <style:style style:name="gr5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6" style:family="graphic" style:parent-style-name="standard">
      <style:graphic-properties svg:stroke-color="#0000cc" draw:fill="solid" draw:fill-color="#ffffff" draw:textarea-horizontal-align="justify" draw:textarea-vertical-align="middle" draw:auto-grow-height="false" fo:min-height="5.65cm" fo:min-width="5.8cm"/>
    </style:style>
    <style:style style:name="gr7" style:family="graphic" style:parent-style-name="standard">
      <style:graphic-properties draw:textarea-horizontal-align="justify" draw:textarea-vertical-align="middle" draw:auto-grow-height="false" fo:min-height="0.35cm" fo:min-width="2.9cm"/>
    </style:style>
    <style:style style:name="gr8" style:family="graphic" style:parent-style-name="standard">
      <style:graphic-properties draw:stroke="none" svg:stroke-color="#000000" draw:fill="none" draw:fill-color="#ffffff" fo:min-height="0.45cm"/>
    </style:style>
    <style:style style:name="gr9" style:family="graphic" style:parent-style-name="standard">
      <style:graphic-properties draw:stroke="none" svg:stroke-color="#000000" draw:fill="none" draw:fill-color="#ffffff" fo:min-height="0.395cm"/>
    </style:style>
    <style:style style:name="gr10" style:family="graphic" style:parent-style-name="standard">
      <style:graphic-properties draw:textarea-horizontal-align="justify" draw:textarea-vertical-align="middle" draw:auto-grow-height="false" fo:min-height="0.45cm" fo:min-width="2.3cm"/>
    </style:style>
    <style:style style:name="gr11" style:family="graphic" style:parent-style-name="standard">
      <style:graphic-properties svg:stroke-color="#0000cc" draw:fill="solid" draw:fill-color="#ffffff" draw:textarea-horizontal-align="justify" draw:textarea-vertical-align="middle" draw:auto-grow-height="false" fo:min-height="6.75cm" fo:min-width="5.9cm"/>
    </style:style>
    <style:style style:name="gr12" style:family="graphic" style:parent-style-name="standard">
      <style:graphic-properties draw:stroke="none" svg:stroke-color="#000000" draw:fill="none" draw:fill-color="#ffffff" fo:min-height="0.712cm"/>
    </style:style>
    <style:style style:name="gr1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0.35cm" fo:min-width="2.7cm"/>
    </style:style>
    <style:style style:name="gr16" style:family="graphic" style:parent-style-name="standard">
      <style:graphic-properties draw:textarea-horizontal-align="justify" draw:textarea-vertical-align="middle" draw:auto-grow-height="false" fo:min-height="0.45cm" fo:min-width="2.7cm"/>
    </style:style>
    <style:style style:name="gr17" style:family="graphic" style:parent-style-name="standard">
      <style:graphic-properties svg:stroke-color="#0000cc" draw:fill="solid" draw:fill-color="#ffffff" draw:textarea-horizontal-align="justify" draw:textarea-vertical-align="middle" draw:auto-grow-height="false" fo:min-height="7.45cm" fo:min-width="6.1cm"/>
    </style:style>
    <style:style style:name="gr18" style:family="graphic" style:parent-style-name="standard">
      <style:graphic-properties draw:stroke="none" svg:stroke-color="#000000" draw:fill="none" draw:fill-color="#ffffff" fo:min-height="0.95cm"/>
    </style:style>
    <style:style style:name="gr19" style:family="graphic" style:parent-style-name="standard">
      <style:graphic-properties draw:stroke="none" svg:stroke-color="#000000" draw:fill="none" draw:fill-color="#ffffff" fo:min-height="3.55cm"/>
    </style:style>
    <style:style style:name="gr20" style:family="graphic" style:parent-style-name="standard">
      <style:graphic-properties draw:stroke="none" svg:stroke-color="#000000" draw:fill="none" draw:fill-color="#ffffff" fo:min-height="1.15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5.8cm" svg:height="1.1cm" svg:x="1.8cm" svg:y="3.7cm">
          <draw:text-box>
            <text:p>IssueCard.aspx</text:p>
          </draw:text-box>
        </draw:frame>
        <draw:custom-shape draw:style-name="gr2" draw:text-style-name="P1" draw:layer="layout" svg:width="4.7cm" svg:height="8.7cm" svg:x="1.8cm" svg:y="4.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2" draw:layer="layout" svg:width="4.5cm" svg:height="1.9cm" svg:x="2.2cm" svg:y="5.5cm">
          <draw:text-box>
            <text:p><text:span text:style-name="T1">Which type of card would you like to issue?</text:span></text:p>
          </draw:text-box>
        </draw:frame>
        <draw:custom-shape draw:style-name="gr4" draw:text-style-name="P3" xml:id="id1" draw:id="id1" draw:layer="layout" svg:width="3cm" svg:height="0.8cm" svg:x="2.6cm" svg:y="8.3cm">
          <text:p text:style-name="P1"><text:span text:style-name="T1">Classic Card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3" draw:id="id3" draw:layer="layout" svg:width="3cm" svg:height="0.8cm" svg:x="2.6cm" svg:y="9.8cm">
          <text:p text:style-name="P1"><text:span text:style-name="T1">Instant Card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6.8cm" svg:y1="9.4cm" svg:x2="14.9cm" svg:y2="9.4cm">
          <text:p/>
        </draw:line>
        <draw:custom-shape draw:style-name="gr6" draw:text-style-name="P1" xml:id="id2" draw:id="id2" draw:layer="layout" svg:width="6.3cm" svg:height="5.9cm" svg:x="7.9cm" svg:y="2.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" draw:layer="layout" svg:width="3.4cm" svg:height="0.6cm" svg:x="10.5cm" svg:y="4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4cm" svg:height="0.6cm" svg:x="10.5cm" svg:y="5.5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4cm" svg:height="0.7cm" svg:x="8.1cm" svg:y="4.5cm">
          <draw:text-box>
            <text:p><text:span text:style-name="T2">Account No</text:span></text:p>
          </draw:text-box>
        </draw:frame>
        <draw:frame draw:style-name="gr9" draw:text-style-name="P4" draw:layer="layout" svg:width="2.7cm" svg:height="0.645cm" svg:x="7.8cm" svg:y="5.5cm">
          <draw:text-box>
            <text:p><text:span text:style-name="T2">Card Ref No</text:span></text:p>
          </draw:text-box>
        </draw:frame>
        <draw:frame draw:style-name="gr1" draw:layer="layout" svg:width="8.6cm" svg:height="1.1cm" svg:x="7.4cm" svg:y="1.2cm">
          <draw:text-box>
            <text:p>CustomerCardSearch.aspx</text:p>
          </draw:text-box>
        </draw:frame>
        <draw:custom-shape draw:style-name="gr10" draw:text-style-name="P3" draw:layer="layout" svg:width="2.8cm" svg:height="0.7cm" svg:x="9.8cm" svg:y="6.9cm">
          <text:p text:style-name="P1"><text:span text:style-name="T1">Search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xml:id="id4" draw:id="id4" draw:layer="layout" svg:width="6.4cm" svg:height="7cm" svg:x="7.9cm" svg:y="10.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2" draw:layer="layout" svg:width="5.9cm" svg:height="0.962cm" svg:x="7.9cm" svg:y="9.638cm">
          <draw:text-box>
            <text:p>CardCapture.aspx</text:p>
          </draw:text-box>
        </draw:frame>
        <draw:connector draw:style-name="gr13" draw:text-style-name="P1" draw:layer="layout" draw:line-skew="0.25cm" svg:x1="5.6cm" svg:y1="8.7cm" svg:x2="7.9cm" svg:y2="5.25cm" draw:start-shape="id1" draw:start-glue-point="1" draw:end-shape="id2" draw:end-glue-point="5" svg:d="M5600 8700h1400v-3450h900" svg:viewBox="0 0 2301 3451">
          <text:p/>
        </draw:connector>
        <draw:connector draw:style-name="gr14" draw:text-style-name="P1" draw:layer="layout" draw:line-skew="0.25cm" svg:x1="5.6cm" svg:y1="10.2cm" svg:x2="7.9cm" svg:y2="14.2cm" draw:start-shape="id3" draw:start-glue-point="1" draw:end-shape="id4" svg:d="M5600 10200h1400v4000h900" svg:viewBox="0 0 2301 4001">
          <text:p/>
        </draw:connector>
        <draw:custom-shape draw:style-name="gr10" draw:text-style-name="P3" draw:layer="layout" svg:width="2.8cm" svg:height="0.7cm" svg:x="9.7cm" svg:y="16.2cm">
          <text:p text:style-name="P1"><text:span text:style-name="T1">Save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3.2cm" svg:height="0.6cm" svg:x="10.5cm" svg:y="11.9cm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1.9cm" svg:height="0.645cm" svg:x="8.5cm" svg:y="11.9cm">
          <draw:text-box>
            <text:p><text:span text:style-name="T2">CardNo</text:span></text:p>
          </draw:text-box>
        </draw:frame>
        <draw:custom-shape draw:style-name="gr16" draw:text-style-name="P1" draw:layer="layout" svg:width="3.2cm" svg:height="0.7cm" svg:x="10.5cm" svg:y="13.1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1.8cm" svg:height="0.7cm" svg:x="8.5cm" svg:y="13.1cm">
          <draw:text-box>
            <text:p><text:span text:style-name="T2">Acc No</text:span></text:p>
          </draw:text-box>
        </draw:frame>
        <draw:custom-shape draw:style-name="gr17" draw:text-style-name="P1" xml:id="id5" draw:id="id5" draw:layer="layout" svg:width="6.6cm" svg:height="7.7cm" svg:x="18.7cm" svg:y="5.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8" draw:layer="layout" svg:width="6.2cm" svg:height="1.2cm" svg:x="18.7cm" svg:y="4.5cm">
          <draw:text-box>
            <text:p>CardView.aspx</text:p>
          </draw:text-box>
        </draw:frame>
        <draw:frame draw:style-name="gr19" draw:layer="layout" svg:width="4.1cm" svg:height="3.8cm" svg:x="19.5cm" svg:y="7.8cm">
          <draw:text-box>
            <text:p>Printing, </text:p>
            <text:p>Pin Capture, Issue</text:p>
          </draw:text-box>
        </draw:frame>
        <draw:connector draw:style-name="gr14" draw:text-style-name="P1" draw:layer="layout" draw:line-skew="-0.051cm" svg:x1="14.2cm" svg:y1="5.25cm" svg:x2="18.7cm" svg:y2="9.45cm" draw:start-shape="id2" draw:start-glue-point="7" draw:end-shape="id5" draw:end-glue-point="5" svg:d="M14200 5250h2200v4200h2300" svg:viewBox="0 0 4501 4201">
          <text:p/>
        </draw:connector>
        <draw:connector draw:style-name="gr14" draw:text-style-name="P1" draw:layer="layout" draw:line-skew="-0.101cm" svg:x1="14.3cm" svg:y1="14.2cm" svg:x2="18.7cm" svg:y2="9.45cm" draw:start-shape="id4" draw:start-glue-point="7" draw:end-shape="id5" draw:end-glue-point="5" svg:d="M14300 14200h2100v-4750h2300" svg:viewBox="0 0 4401 4751">
          <text:p/>
        </draw:connector>
        <draw:frame draw:style-name="gr20" draw:layer="layout" svg:width="4.2cm" svg:height="1.4cm" svg:x="8.8cm" svg:y="14.3cm">
          <draw:text-box>
            <text:p>Other Info.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03T11:07:51.679000000</meta:creation-date>
    <dc:date>2014-09-04T14:11:09.996000000</dc:date>
    <meta:editing-duration>PT13M45S</meta:editing-duration>
    <meta:editing-cycles>3</meta:editing-cycles>
    <meta:generator>LibreOffice/4.3.0.4$Windows_x86 LibreOffice_project/62ad5818884a2fc2e5780dd45466868d41009ec0</meta:generator>
    <meta:document-statistic meta:object-count="28"/>
  </office:meta>
</office:document-meta>
</file>